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3.165162509691996" table:style-name="ce1">
            <text:p>43.16516251</text:p>
          </table:table-cell>
          <table:table-cell office:value-type="float" office:value="44.568168761308996" table:style-name="ce1">
            <text:p>44.56816876</text:p>
          </table:table-cell>
          <table:table-cell office:value-type="float" office:value="45.098266423993998" table:style-name="ce1">
            <text:p>45.09826642</text:p>
          </table:table-cell>
          <table:table-cell office:value-type="float" office:value="44.64298264755999" table:style-name="ce1">
            <text:p>44.64298265</text:p>
          </table:table-cell>
          <table:table-cell office:value-type="float" office:value="44.817579473902995" table:style-name="ce1">
            <text:p>44.81757947</text:p>
          </table:table-cell>
          <table:table-cell office:value-type="float" office:value="47.100420650340993" table:style-name="ce1">
            <text:p>47.10042065</text:p>
          </table:table-cell>
          <table:table-cell office:value-type="float" office:value="47.474215776641998" table:style-name="ce1">
            <text:p>47.47421578</text:p>
          </table:table-cell>
          <table:table-cell office:value-type="float" office:value="46.681484382108998" table:style-name="ce1">
            <text:p>46.68148438</text:p>
          </table:table-cell>
          <table:table-cell office:value-type="float" office:value="43.919634051823003" table:style-name="ce1">
            <text:p>43.91963405</text:p>
          </table:table-cell>
          <table:table-cell office:value-type="float" office:value="43.240769314054994" table:style-name="ce1">
            <text:p>43.24076931</text:p>
          </table:table-cell>
          <table:table-cell office:value-type="float" office:value="43.835483245917999" table:style-name="ce1">
            <text:p>43.83548325</text:p>
          </table:table-cell>
          <table:table-cell office:value-type="float" office:value="47.093174734766002" table:style-name="ce1">
            <text:p>47.09317473</text:p>
          </table:table-cell>
          <table:table-cell office:value-type="float" office:value="33.949096365024999" table:style-name="ce1">
            <text:p>33.9490963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29.412071813651" table:style-name="ce1">
            <text:p>29.41207181</text:p>
          </table:table-cell>
          <table:table-cell office:value-type="float" office:value="45.082018256409" table:style-name="ce1">
            <text:p>45.08201826</text:p>
          </table:table-cell>
          <table:table-cell office:value-type="float" office:value="42.455806980296003" table:style-name="ce1">
            <text:p>42.45580698</text:p>
          </table:table-cell>
          <table:table-cell office:value-type="float" office:value="41.295603332357004" table:style-name="ce1">
            <text:p>41.295603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4.708597916589476" table:style-name="ce1">
            <text:p>34.70859792</text:p>
          </table:table-cell>
          <table:table-cell office:value-type="float" office:value="42.833922172504963" table:style-name="ce1">
            <text:p>42.83392217</text:p>
          </table:table-cell>
          <table:table-cell office:value-type="float" office:value="46.161660077912813" table:style-name="ce1">
            <text:p>46.16166008</text:p>
          </table:table-cell>
          <table:table-cell office:value-type="float" office:value="45.725714026444642" table:style-name="ce1">
            <text:p>45.72571403</text:p>
          </table:table-cell>
          <table:table-cell office:value-type="float" office:value="45.363601380829692" table:style-name="ce1">
            <text:p>45.36360138</text:p>
          </table:table-cell>
          <table:table-cell office:value-type="float" office:value="43.641016389781726" table:style-name="ce1">
            <text:p>43.64101639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44.494524579500663" table:style-name="ce1">
            <text:p>44.49452458</text:p>
          </table:table-cell>
          <table:table-cell office:value-type="float" office:value="44.771018458317748" table:style-name="ce1">
            <text:p>44.77101846</text:p>
          </table:table-cell>
          <table:table-cell office:value-type="float" office:value="37.118380300765999" table:style-name="ce1">
            <text:p>37.1183803</text:p>
          </table:table-cell>
          <table:table-cell office:value-type="float" office:value="38.092637824959922" table:style-name="ce1">
            <text:p>38.09263782</text:p>
          </table:table-cell>
          <table:table-cell office:value-type="float" office:value="45.464340766480277" table:style-name="ce1">
            <text:p>45.46434077</text:p>
          </table:table-cell>
          <table:table-cell office:value-type="float" office:value="23.19354682408748" table:style-name="ce1">
            <text:p>23.193546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34.617293169359314" table:style-name="ce1">
            <text:p>34.61729317</text:p>
          </table:table-cell>
          <table:table-cell office:value-type="float" office:value="37.695594645750447" table:style-name="ce1">
            <text:p>37.69559465</text:p>
          </table:table-cell>
          <table:table-cell office:value-type="float" office:value="30.490618339631094" table:style-name="ce1">
            <text:p>30.49061834</text:p>
          </table:table-cell>
          <table:table-cell office:value-type="float" office:value="32.966496497143758" table:style-name="ce1">
            <text:p>32.96649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8.9963024243139991" table:style-name="ce1">
            <text:p>8.996302424</text:p>
          </table:table-cell>
          <table:table-cell office:value-type="float" office:value="11.823903087886" table:style-name="ce1">
            <text:p>11.82390309</text:p>
          </table:table-cell>
          <table:table-cell office:value-type="float" office:value="12.416123324194" table:style-name="ce1">
            <text:p>12.41612332</text:p>
          </table:table-cell>
          <table:table-cell office:value-type="float" office:value="12.385328020335999" table:style-name="ce1">
            <text:p>12.38532802</text:p>
          </table:table-cell>
          <table:table-cell office:value-type="float" office:value="12.344263249551998" table:style-name="ce1">
            <text:p>12.34426325</text:p>
          </table:table-cell>
          <table:table-cell office:value-type="float" office:value="11.204075308737998" table:style-name="ce1">
            <text:p>11.20407531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11.872588591113999" table:style-name="ce1">
            <text:p>11.87258859</text:p>
          </table:table-cell>
          <table:table-cell office:value-type="float" office:value="12.352621825605999" table:style-name="ce1">
            <text:p>12.35262183</text:p>
          </table:table-cell>
          <table:table-cell office:value-type="float" office:value="10.131567544486" table:style-name="ce1">
            <text:p>10.13156754</text:p>
          </table:table-cell>
          <table:table-cell office:value-type="float" office:value="10.352621042859997" table:style-name="ce1">
            <text:p>10.35262104</text:p>
          </table:table-cell>
          <table:table-cell office:value-type="float" office:value="11.902449945754" table:style-name="ce1">
            <text:p>11.90244995</text:p>
          </table:table-cell>
          <table:table-cell office:value-type="float" office:value="7.2780276084819997" table:style-name="ce1">
            <text:p>7.2780276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9.9647772723339987" table:style-name="ce1">
            <text:p>9.964777272</text:p>
          </table:table-cell>
          <table:table-cell office:value-type="float" office:value="10.297589468836" table:style-name="ce1">
            <text:p>10.29758947</text:p>
          </table:table-cell>
          <table:table-cell office:value-type="float" office:value="8.4561769983879991" table:style-name="ce1">
            <text:p>8.456176998</text:p>
          </table:table-cell>
          <table:table-cell office:value-type="float" office:value="8.3896665667539985" table:style-name="ce1">
            <text:p>8.3896665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722937022855" table:style-name="ce1">
            <text:p>40.72293702</text:p>
          </table:table-cell>
          <table:table-cell office:value-type="float" office:value="40.696853534229994" table:style-name="ce1">
            <text:p>40.69685353</text:p>
          </table:table-cell>
          <table:table-cell office:value-type="float" office:value="43.570582003835" table:style-name="ce1">
            <text:p>43.570582</text:p>
          </table:table-cell>
          <table:table-cell office:value-type="float" office:value="43.743844822139998" table:style-name="ce1">
            <text:p>43.74384482</text:p>
          </table:table-cell>
          <table:table-cell office:value-type="float" office:value="42.101328907380001" table:style-name="ce1">
            <text:p>42.10132891</text:p>
          </table:table-cell>
          <table:table-cell office:value-type="float" office:value="45.087780184409993" table:style-name="ce1">
            <text:p>45.08778018</text:p>
          </table:table-cell>
          <table:table-cell office:value-type="float" office:value="38.522287558164997" table:style-name="ce1">
            <text:p>38.52228756</text:p>
          </table:table-cell>
          <table:table-cell office:value-type="float" office:value="37.443578499184994" table:style-name="ce1">
            <text:p>37.4435785</text:p>
          </table:table-cell>
          <table:table-cell office:value-type="float" office:value="40.418824673784997" table:style-name="ce1">
            <text:p>40.41882467</text:p>
          </table:table-cell>
          <table:table-cell office:value-type="float" office:value="35.81161466767" table:style-name="ce1">
            <text:p>35.81161467</text:p>
          </table:table-cell>
          <table:table-cell office:value-type="float" office:value="36.778687931889998" table:style-name="ce1">
            <text:p>36.77868793</text:p>
          </table:table-cell>
          <table:table-cell office:value-type="float" office:value="35.543906781475002" table:style-name="ce1">
            <text:p>35.54390678</text:p>
          </table:table-cell>
          <table:table-cell office:value-type="float" office:value="37.243618715779995" table:style-name="ce1">
            <text:p>37.24361872</text:p>
          </table:table-cell>
          <table:table-cell office:value-type="float" office:value="37.04838919134" table:style-name="ce1">
            <text:p>37.04838919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549785182124992" table:style-name="ce1">
            <text:p>40.54978518</text:p>
          </table:table-cell>
          <table:table-cell office:value-type="float" office:value="41.373675860779997" table:style-name="ce1">
            <text:p>41.37367586</text:p>
          </table:table-cell>
          <table:table-cell office:value-type="float" office:value="42.111017348104994" table:style-name="ce1">
            <text:p>42.111017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9.865635540020008" table:style-name="ce1">
            <text:p>59.86563554</text:p>
          </table:table-cell>
          <table:table-cell office:value-type="float" office:value="63.978613318590007" table:style-name="ce1">
            <text:p>63.97861332</text:p>
          </table:table-cell>
          <table:table-cell office:value-type="float" office:value="63.742905380759993" table:style-name="ce1">
            <text:p>63.74290538</text:p>
          </table:table-cell>
          <table:table-cell office:value-type="float" office:value="63.45270637094" table:style-name="ce1">
            <text:p>63.45270637</text:p>
          </table:table-cell>
          <table:table-cell office:value-type="float" office:value="63.453605606889994" table:style-name="ce1">
            <text:p>63.45360561</text:p>
          </table:table-cell>
          <table:table-cell office:value-type="float" office:value="62.03424052482999" table:style-name="ce1">
            <text:p>62.03424052</text:p>
          </table:table-cell>
          <table:table-cell office:value-type="float" office:value="54.518562774979991" table:style-name="ce1">
            <text:p>54.51856277</text:p>
          </table:table-cell>
          <table:table-cell office:value-type="float" office:value="63.581183276730002" table:style-name="ce1">
            <text:p>63.58118328</text:p>
          </table:table-cell>
          <table:table-cell office:value-type="float" office:value="64.436133479069994" table:style-name="ce1">
            <text:p>64.43613348</text:p>
          </table:table-cell>
          <table:table-cell office:value-type="float" office:value="61.894509307629995" table:style-name="ce1">
            <text:p>61.89450931</text:p>
          </table:table-cell>
          <table:table-cell office:value-type="float" office:value="61.549769554239994" table:style-name="ce1">
            <text:p>61.54976955</text:p>
          </table:table-cell>
          <table:table-cell office:value-type="float" office:value="62.521826682919993" table:style-name="ce1">
            <text:p>62.52182668</text:p>
          </table:table-cell>
          <table:table-cell office:value-type="float" office:value="60.253779677789993" table:style-name="ce1">
            <text:p>60.25377968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60.613291602280007" table:style-name="ce1">
            <text:p>60.6132916</text:p>
          </table:table-cell>
          <table:table-cell office:value-type="float" office:value="63.969915568090009" table:style-name="ce1">
            <text:p>63.96991557</text:p>
          </table:table-cell>
          <table:table-cell office:value-type="float" office:value="62.566634253010001" table:style-name="ce1">
            <text:p>62.56663425</text:p>
          </table:table-cell>
          <table:table-cell office:value-type="float" office:value="60.793253298099998" table:style-name="ce1">
            <text:p>60.7932533</text:p>
          </table:table-cell>
          <table:table-cell office:value-type="float" office:value="59.679803648190003" table:style-name="ce1">
            <text:p>59.67980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8.923610821099999" table:style-name="ce1">
            <text:p>28.92361082</text:p>
          </table:table-cell>
          <table:table-cell office:value-type="float" office:value="29.84138736936" table:style-name="ce1">
            <text:p>29.84138737</text:p>
          </table:table-cell>
          <table:table-cell office:value-type="float" office:value="31.673537933620008" table:style-name="ce1">
            <text:p>31.67353793</text:p>
          </table:table-cell>
          <table:table-cell office:value-type="float" office:value="31.823401197620001" table:style-name="ce1">
            <text:p>31.8234012</text:p>
          </table:table-cell>
          <table:table-cell office:value-type="float" office:value="30.75214340438" table:style-name="ce1">
            <text:p>30.7521434</text:p>
          </table:table-cell>
          <table:table-cell office:value-type="float" office:value="32.154433939560001" table:style-name="ce1">
            <text:p>32.1544339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7.402670417720003" table:style-name="ce1">
            <text:p>27.40267042</text:p>
          </table:table-cell>
          <table:table-cell office:value-type="float" office:value="29.778053075600003" table:style-name="ce1">
            <text:p>29.77805308</text:p>
          </table:table-cell>
          <table:table-cell office:value-type="float" office:value="26.146302003460001" table:style-name="ce1">
            <text:p>26.146302</text:p>
          </table:table-cell>
          <table:table-cell office:value-type="float" office:value="26.797322349900004" table:style-name="ce1">
            <text:p>26.79732235</text:p>
          </table:table-cell>
          <table:table-cell office:value-type="float" office:value="26.048639920220001" table:style-name="ce1">
            <text:p>26.04863992</text:p>
          </table:table-cell>
          <table:table-cell office:value-type="float" office:value="26.992324237480002" table:style-name="ce1">
            <text:p>26.99232424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8.88634546646" table:style-name="ce1">
            <text:p>28.88634547</text:p>
          </table:table-cell>
          <table:table-cell office:value-type="float" office:value="29.172284001320001" table:style-name="ce1">
            <text:p>29.172284</text:p>
          </table:table-cell>
          <table:table-cell office:value-type="float" office:value="29.266395651299998" table:style-name="ce1">
            <text:p>29.26639565</text:p>
          </table:table-cell>
          <table:table-cell office:value-type="float" office:value="29.518109042260001" table:style-name="ce1">
            <text:p>29.51810904</text:p>
          </table:table-cell>
          <table:table-cell office:value-type="float" office:value="29.675159952100003" table:style-name="ce1">
            <text:p>29.675159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689336374791001" table:style-name="ce1">
            <text:p>24.68933637</text:p>
          </table:table-cell>
          <table:table-cell office:value-type="float" office:value="24.536205932929001" table:style-name="ce1">
            <text:p>24.53620593</text:p>
          </table:table-cell>
          <table:table-cell office:value-type="float" office:value="26.047239925679005" table:style-name="ce1">
            <text:p>26.04723993</text:p>
          </table:table-cell>
          <table:table-cell office:value-type="float" office:value="26.138925731646001" table:style-name="ce1">
            <text:p>26.13892573</text:p>
          </table:table-cell>
          <table:table-cell office:value-type="float" office:value="25.260753190294999" table:style-name="ce1">
            <text:p>25.26075319</text:p>
          </table:table-cell>
          <table:table-cell office:value-type="float" office:value="27.146727158568002" table:style-name="ce1">
            <text:p>27.14672716</text:p>
          </table:table-cell>
          <table:table-cell office:value-type="float" office:value="23.495500412709998" table:style-name="ce1">
            <text:p>23.49550041</text:p>
          </table:table-cell>
          <table:table-cell office:value-type="float" office:value="22.860759506423001" table:style-name="ce1">
            <text:p>22.86075951</text:p>
          </table:table-cell>
          <table:table-cell office:value-type="float" office:value="24.095080137478998" table:style-name="ce1">
            <text:p>24.09508014</text:p>
          </table:table-cell>
          <table:table-cell office:value-type="float" office:value="21.787251705102001" table:style-name="ce1">
            <text:p>21.78725171</text:p>
          </table:table-cell>
          <table:table-cell office:value-type="float" office:value="22.411339531367002" table:style-name="ce1">
            <text:p>22.41133953</text:p>
          </table:table-cell>
          <table:table-cell office:value-type="float" office:value="21.727160962241001" table:style-name="ce1">
            <text:p>21.72716096</text:p>
          </table:table-cell>
          <table:table-cell office:value-type="float" office:value="22.691969587155004" table:style-name="ce1">
            <text:p>22.69196959</text:p>
          </table:table-cell>
          <table:table-cell office:value-type="float" office:value="22.492085973787002" table:style-name="ce1">
            <text:p>22.49208597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4.630344830479" table:style-name="ce1">
            <text:p>24.63034483</text:p>
          </table:table-cell>
          <table:table-cell office:value-type="float" office:value="25.120648827382002" table:style-name="ce1">
            <text:p>25.12064883</text:p>
          </table:table-cell>
          <table:table-cell office:value-type="float" office:value="25.142880090024999" table:style-name="ce1">
            <text:p>25.142880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9.896997746708195" table:style-name="ce1">
            <text:p>79.89699775</text:p>
          </table:table-cell>
          <table:table-cell office:value-type="float" office:value="79.836683010937804" table:style-name="ce1">
            <text:p>79.83668301</text:p>
          </table:table-cell>
          <table:table-cell office:value-type="float" office:value="86.433475944173622" table:style-name="ce1">
            <text:p>86.43347594</text:p>
          </table:table-cell>
          <table:table-cell office:value-type="float" office:value="86.723288475559301" table:style-name="ce1">
            <text:p>86.72328848</text:p>
          </table:table-cell>
          <table:table-cell office:value-type="float" office:value="84.027014172261502" table:style-name="ce1">
            <text:p>84.02701417</text:p>
          </table:table-cell>
          <table:table-cell office:value-type="float" office:value="87.398747664715998" table:style-name="ce1">
            <text:p>87.39874766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7.890751644513102" table:style-name="ce1">
            <text:p>77.89075164</text:p>
          </table:table-cell>
          <table:table-cell office:value-type="float" office:value="83.167832680578897" table:style-name="ce1">
            <text:p>83.16783268</text:p>
          </table:table-cell>
          <table:table-cell office:value-type="float" office:value="76.036032784807901" table:style-name="ce1">
            <text:p>76.03603278</text:p>
          </table:table-cell>
          <table:table-cell office:value-type="float" office:value="76.453298906862088" table:style-name="ce1">
            <text:p>76.45329891</text:p>
          </table:table-cell>
          <table:table-cell office:value-type="float" office:value="74.151847380326203" table:style-name="ce1">
            <text:p>74.15184738</text:p>
          </table:table-cell>
          <table:table-cell office:value-type="float" office:value="69.765456119863003" table:style-name="ce1">
            <text:p>69.76545612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4.965094013587901" table:style-name="ce1">
            <text:p>74.96509401</text:p>
          </table:table-cell>
          <table:table-cell office:value-type="float" office:value="75.466649158111409" table:style-name="ce1">
            <text:p>75.46664916</text:p>
          </table:table-cell>
          <table:table-cell office:value-type="float" office:value="87.018894218468986" table:style-name="ce1">
            <text:p>87.01889422</text:p>
          </table:table-cell>
          <table:table-cell office:value-type="float" office:value="86.896632827885298" table:style-name="ce1">
            <text:p>86.89663283</text:p>
          </table:table-cell>
          <table:table-cell office:value-type="float" office:value="86.312255253098201" table:style-name="ce1">
            <text:p>86.312255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404.45957774980968" table:style-name="ce1">
            <text:p>404.4595777</text:p>
          </table:table-cell>
          <table:table-cell office:value-type="float" office:value="418.8989996424196" table:style-name="ce1">
            <text:p>418.8989996</text:p>
          </table:table-cell>
          <table:table-cell office:value-type="float" office:value="451.57732164296334" table:style-name="ce1">
            <text:p>451.5773216</text:p>
          </table:table-cell>
          <table:table-cell office:value-type="float" office:value="451.61105540563938" table:style-name="ce1">
            <text:p>451.6110554</text:p>
          </table:table-cell>
          <table:table-cell office:value-type="float" office:value="439.77739385429254" table:style-name="ce1">
            <text:p>439.7773939</text:p>
          </table:table-cell>
          <table:table-cell office:value-type="float" office:value="452.70128187528991" table:style-name="ce1">
            <text:p>452.7012819</text:p>
          </table:table-cell>
          <table:table-cell office:value-type="float" office:value="398.82504058003923" table:style-name="ce1">
            <text:p>398.8250406</text:p>
          </table:table-cell>
          <table:table-cell office:value-type="float" office:value="412.85163839074283" table:style-name="ce1">
            <text:p>412.8516384</text:p>
          </table:table-cell>
          <table:table-cell office:value-type="float" office:value="434.79354923874217" table:style-name="ce1">
            <text:p>434.7935492</text:p>
          </table:table-cell>
          <table:table-cell office:value-type="float" office:value="390.82242352331838" table:style-name="ce1">
            <text:p>390.8224235</text:p>
          </table:table-cell>
          <table:table-cell office:value-type="float" office:value="394.94391690877404" table:style-name="ce1">
            <text:p>394.9439169</text:p>
          </table:table-cell>
          <table:table-cell office:value-type="float" office:value="400.8314068693474" table:style-name="ce1">
            <text:p>400.8314069</text:p>
          </table:table-cell>
          <table:table-cell office:value-type="float" office:value="337.42773504295752" table:style-name="ce1">
            <text:p>337.427735</text:p>
          </table:table-cell>
          <table:table-cell office:value-type="float" office:value="280.44229004641278" table:style-name="ce1">
            <text:p>280.44229</text:p>
          </table:table-cell>
          <table:table-cell office:value-type="float" office:value="303.74725101045919" table:style-name="ce1">
            <text:p>303.747251</text:p>
          </table:table-cell>
          <table:table-cell office:value-type="float" office:value="327.06800692603917" table:style-name="ce1">
            <text:p>327.0680069</text:p>
          </table:table-cell>
          <table:table-cell office:value-type="float" office:value="385.85381639116025" table:style-name="ce1">
            <text:p>385.8538164</text:p>
          </table:table-cell>
          <table:table-cell office:value-type="float" office:value="434.98549056666116" table:style-name="ce1">
            <text:p>434.9854906</text:p>
          </table:table-cell>
          <table:table-cell office:value-type="float" office:value="420.66706472194932" table:style-name="ce1">
            <text:p>420.6670647</text:p>
          </table:table-cell>
          <table:table-cell office:value-type="float" office:value="425.87662687176146" table:style-name="ce1">
            <text:p>425.876626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31.039394160800004" table:style-name="ce1">
            <text:p>31.03939416</text:p>
          </table:table-cell>
          <table:table-cell office:value-type="float" office:value="32.575694643199995" table:style-name="ce1">
            <text:p>32.57569464</text:p>
          </table:table-cell>
          <table:table-cell office:value-type="float" office:value="29.428141730400004" table:style-name="ce1">
            <text:p>29.42814173</text:p>
          </table:table-cell>
          <table:table-cell office:value-type="float" office:value="29.373241865200001" table:style-name="ce1">
            <text:p>29.37324187</text:p>
          </table:table-cell>
          <table:table-cell office:value-type="float" office:value="30.460464714" table:style-name="ce1">
            <text:p>30.46046471</text:p>
          </table:table-cell>
          <table:table-cell office:value-type="float" office:value="31.617586871999997" table:style-name="ce1">
            <text:p>31.61758687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33.3058312844" table:style-name="ce1">
            <text:p>33.30583128</text:p>
          </table:table-cell>
          <table:table-cell office:value-type="float" office:value="28.234501815600002" table:style-name="ce1">
            <text:p>28.23450182</text:p>
          </table:table-cell>
          <table:table-cell office:value-type="float" office:value="30.995733287600004" table:style-name="ce1">
            <text:p>30.99573329</text:p>
          </table:table-cell>
          <table:table-cell office:value-type="float" office:value="32.132568920399997" table:style-name="ce1">
            <text:p>32.13256892</text:p>
          </table:table-cell>
          <table:table-cell office:value-type="float" office:value="32.696969940799995" table:style-name="ce1">
            <text:p>32.69696994</text:p>
          </table:table-cell>
          <table:table-cell office:value-type="float" office:value="31.808002135999999" table:style-name="ce1">
            <text:p>31.80800214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32.018392724000002" table:style-name="ce1">
            <text:p>32.01839272</text:p>
          </table:table-cell>
          <table:table-cell office:value-type="float" office:value="31.637853465200003" table:style-name="ce1">
            <text:p>31.63785347</text:p>
          </table:table-cell>
          <table:table-cell office:value-type="float" office:value="24.741565600799998" table:style-name="ce1">
            <text:p>24.7415656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08:26Z</dc:date>
  </office:meta>
</office:document-meta>
</file>